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4794" officeooo:paragraph-rsid="001b47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is this program written?</text:p>
      <text:p text:style-name="P1">This program is written to play sound effects via an browser to play it for random events and so on.</text:p>
      <text:p text:style-name="P1">There is no specific event this is written for except for theatrical shows and smaller gatherings and so 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9T00:11:34.348000000</dc:date>
    <meta:editing-duration>PT1M53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" meta:word-count="44" meta:character-count="236" meta:non-whitespace-character-count="195"/>
  </office:meta>
</office:document-meta>
</file>